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7.98cm" table:align="left" fo:background-color="transparent">
        <style:background-image/>
      </style:table-properties>
    </style:style>
    <style:style style:name="Tabela1.A" style:family="table-column">
      <style:table-column-properties style:column-width="4.187cm"/>
    </style:style>
    <style:style style:name="Tabela1.B" style:family="table-column">
      <style:table-column-properties style:column-width="3.792cm"/>
    </style:style>
    <style:style style:name="Tabela1.A1" style:family="table-cell">
      <style:table-cell-properties style:vertical-align="middle" fo:padding-left="0cm" fo:padding-right="0cm" fo:padding-top="0.049cm" fo:padding-bottom="0.049cm" fo:border-left="none" fo:border-right="none" fo:border-top="0.5pt solid #dee2e6" fo:border-bottom="0.5pt solid #dee2e6"/>
    </style:style>
    <style:style style:name="Tabela1.2" style:family="table-row">
      <style:table-row-properties fo:background-color="transparent">
        <style:background-image/>
      </style:table-row-properties>
    </style:style>
    <style:style style:name="Tabela1.A2" style:family="table-cell">
      <style:table-cell-properties style:vertical-align="middle" fo:padding-left="0cm" fo:padding-right="0cm" fo:padding-top="0.049cm" fo:padding-bottom="0cm" fo:border-left="none" fo:border-right="none" fo:border-top="0.5pt solid #dee2e6" fo:border-bottom="none"/>
    </style:style>
    <style:style style:name="Tabela2" style:family="table">
      <style:table-properties style:width="17cm" table:align="left" fo:background-color="transparent">
        <style:background-image/>
      </style:table-properties>
    </style:style>
    <style:style style:name="Tabela2.A" style:family="table-column">
      <style:table-column-properties style:column-width="2.066cm"/>
    </style:style>
    <style:style style:name="Tabela2.B" style:family="table-column">
      <style:table-column-properties style:column-width="14.935cm"/>
    </style:style>
    <style:style style:name="Tabela2.A1" style:family="table-cell">
      <style:table-cell-properties style:vertical-align="middle" fo:padding-left="0cm" fo:padding-right="0cm" fo:padding-top="0.049cm" fo:padding-bottom="0.049cm" fo:border-left="none" fo:border-right="none" fo:border-top="0.5pt solid #dee2e6" fo:border-bottom="0.5pt solid #dee2e6"/>
    </style:style>
    <style:style style:name="Tabela2.2" style:family="table-row">
      <style:table-row-properties fo:background-color="transparent">
        <style:background-image/>
      </style:table-row-properties>
    </style:style>
    <style:style style:name="Tabela2.A2" style:family="table-cell">
      <style:table-cell-properties style:vertical-align="middle" fo:padding-left="0cm" fo:padding-right="0cm" fo:padding-top="0.049cm" fo:padding-bottom="0cm" fo:border-left="none" fo:border-right="none" fo:border-top="0.5pt solid #dee2e6" fo:border-bottom="none"/>
    </style:style>
    <style:style style:name="Tabela3" style:family="table">
      <style:table-properties style:width="14.67cm" table:align="left" fo:background-color="transparent">
        <style:background-image/>
      </style:table-properties>
    </style:style>
    <style:style style:name="Tabela3.A" style:family="table-column">
      <style:table-column-properties style:column-width="1.554cm"/>
    </style:style>
    <style:style style:name="Tabela3.B" style:family="table-column">
      <style:table-column-properties style:column-width="13.116cm"/>
    </style:style>
    <style:style style:name="Tabela3.A1" style:family="table-cell">
      <style:table-cell-properties style:vertical-align="middle" fo:padding-left="0cm" fo:padding-right="0cm" fo:padding-top="0.049cm" fo:padding-bottom="0.049cm" fo:border-left="none" fo:border-right="none" fo:border-top="0.5pt solid #dee2e6" fo:border-bottom="0.5pt solid #dee2e6"/>
    </style:style>
    <style:style style:name="Tabela3.2" style:family="table-row">
      <style:table-row-properties fo:background-color="transparent">
        <style:background-image/>
      </style:table-row-properties>
    </style:style>
    <style:style style:name="Tabela3.A2" style:family="table-cell">
      <style:table-cell-properties style:vertical-align="middle" fo:padding-left="0cm" fo:padding-right="0cm" fo:padding-top="0.049cm" fo:padding-bottom="0cm" fo:border-left="none" fo:border-right="none" fo:border-top="0.5pt solid #dee2e6" fo:border-bottom="none"/>
    </style:style>
    <style:style style:name="P1" style:family="paragraph" style:parent-style-name="Heading_20_1">
      <style:text-properties officeooo:rsid="000b4cfd" officeooo:paragraph-rsid="000b4cfd"/>
    </style:style>
    <style:style style:name="P2" style:family="paragraph" style:parent-style-name="Heading_20_1">
      <style:paragraph-properties fo:text-align="center" style:justify-single-word="false"/>
      <style:text-properties fo:font-size="50pt" officeooo:rsid="000b4cfd" officeooo:paragraph-rsid="000b4cfd" style:font-size-asian="50pt" style:font-size-complex="50pt"/>
    </style:style>
    <style:style style:name="P3" style:family="paragraph" style:parent-style-name="Heading_20_2">
      <style:paragraph-properties fo:margin-left="0.794cm" fo:margin-right="0cm" fo:margin-top="0.397cm" fo:margin-bottom="0.247cm" style:contextual-spacing="false" fo:text-indent="0cm" style:auto-text-indent="false"/>
    </style:style>
    <style:style style:name="P4" style:family="paragraph" style:parent-style-name="Table_20_Contents">
      <style:paragraph-properties fo:margin-left="0cm" fo:margin-right="0cm" fo:text-indent="0cm" style:auto-text-indent="false"/>
    </style:style>
    <style:style style:name="P5" style:family="paragraph" style:parent-style-name="Table_20_Heading">
      <style:paragraph-properties fo:margin-left="0cm" fo:margin-right="0cm" fo:text-indent="0cm" style:auto-text-indent="false"/>
    </style:style>
    <style:style style:name="P6" style:family="paragraph" style:parent-style-name="Text_20_body">
      <style:paragraph-properties fo:margin-left="0.397cm" fo:margin-right="0.397cm" fo:margin-top="0cm" fo:margin-bottom="0cm" style:contextual-spacing="false" fo:text-indent="0.529cm" style:auto-text-indent="false"/>
    </style:style>
    <style:style style:name="P7" style:family="paragraph" style:parent-style-name="Heading_20_1">
      <style:text-properties officeooo:rsid="000b4cfd" officeooo:paragraph-rsid="000b4cfd"/>
    </style:style>
    <style:style style:name="P8" style:family="paragraph" style:parent-style-name="Heading_20_1" style:list-style-name="" style:master-page-name="">
      <loext:graphic-properties draw:fill="none"/>
      <style:paragraph-properties fo:margin-left="0cm" fo:margin-right="0.4cm" fo:margin-top="0cm" fo:margin-bottom="0cm" style:contextual-spacing="false" fo:text-indent="0cm" style:auto-text-indent="false" style:page-number="auto" fo:background-color="transparent" fo:keep-with-next="always"/>
    </style:style>
    <style:style style:name="P9" style:family="paragraph" style:parent-style-name="Table_20_Contents">
      <style:paragraph-properties fo:margin-left="0cm" fo:margin-right="0cm" fo:text-indent="0cm" style:auto-text-indent="false"/>
    </style:style>
    <style:style style:name="P10" style:family="paragraph" style:parent-style-name="Table_20_Heading">
      <style:paragraph-properties fo:margin-left="0cm" fo:margin-right="0cm" fo:text-indent="0cm" style:auto-text-indent="false"/>
    </style:style>
    <style:style style:name="P11" style:family="paragraph" style:parent-style-name="Text_20_body" style:list-style-name="L1">
      <style:paragraph-properties fo:margin-left="0.397cm" fo:margin-right="0cm" fo:margin-top="0cm" fo:margin-bottom="0.247cm" style:contextual-spacing="false" fo:text-indent="0cm" style:auto-text-indent="false"/>
    </style:style>
    <style:style style:name="P12" style:family="paragraph" style:parent-style-name="Text_20_body" style:list-style-name="L2">
      <style:paragraph-properties fo:margin-left="0.397cm" fo:margin-right="0cm" fo:margin-top="0cm" fo:margin-bottom="0.247cm" style:contextual-spacing="false" fo:text-indent="0cm" style:auto-text-indent="false"/>
    </style:style>
    <style:style style:name="P13" style:family="paragraph" style:parent-style-name="Text_20_body" style:list-style-name="L3">
      <style:paragraph-properties fo:margin-left="0.397cm" fo:margin-right="0cm" fo:margin-top="0cm" fo:margin-bottom="0.247cm" style:contextual-spacing="false" fo:text-indent="0cm" style:auto-text-indent="false"/>
    </style:style>
    <style:style style:name="P14" style:family="paragraph" style:parent-style-name="Text_20_body" style:list-style-name="L4">
      <style:paragraph-properties fo:margin-left="0.397cm" fo:margin-right="0cm" fo:margin-top="0cm" fo:margin-bottom="0.247cm" style:contextual-spacing="false" fo:text-indent="0cm" style:auto-text-indent="false"/>
    </style:style>
    <style:style style:name="P15" style:family="paragraph" style:parent-style-name="Text_20_body" style:list-style-name="L5">
      <style:paragraph-properties fo:margin-left="0.397cm" fo:margin-right="0cm" fo:margin-top="0cm" fo:margin-bottom="0.247cm" style:contextual-spacing="false" fo:text-indent="0cm" style:auto-text-indent="false"/>
    </style:style>
    <style:style style:name="P16" style:family="paragraph" style:parent-style-name="Text_20_body" style:list-style-name="L6">
      <style:paragraph-properties fo:margin-left="0.397cm" fo:margin-right="0cm" fo:margin-top="0cm" fo:margin-bottom="0.247cm" style:contextual-spacing="false" fo:text-indent="0cm" style:auto-text-indent="false"/>
    </style:style>
    <style:style style:name="P17" style:family="paragraph" style:parent-style-name="Text_20_body" style:list-style-name="L7">
      <style:paragraph-properties fo:margin-left="0.397cm" fo:margin-right="0cm" fo:margin-top="0cm" fo:margin-bottom="0.247cm" style:contextual-spacing="false" fo:text-indent="0cm" style:auto-text-indent="false"/>
    </style:style>
    <style:style style:name="P18" style:family="paragraph" style:parent-style-name="Text_20_body" style:list-style-name="L8">
      <style:paragraph-properties fo:margin-left="0.397cm" fo:margin-right="0cm" fo:margin-top="0cm" fo:margin-bottom="0.247cm" style:contextual-spacing="false" fo:text-indent="0cm" style:auto-text-indent="false"/>
    </style:style>
    <style:style style:name="P19" style:family="paragraph" style:parent-style-name="Text_20_body" style:list-style-name="L9">
      <style:paragraph-properties fo:margin-left="0.397cm" fo:margin-right="0cm" fo:margin-top="0cm" fo:margin-bottom="0.247cm" style:contextual-spacing="false" fo:text-indent="0cm" style:auto-text-indent="false"/>
    </style:style>
    <style:style style:name="P20" style:family="paragraph" style:parent-style-name="Text_20_body" style:list-style-name="L10">
      <style:paragraph-properties fo:margin-left="0.397cm" fo:margin-right="0cm" fo:margin-top="0cm" fo:margin-bottom="0.247cm" style:contextual-spacing="false" fo:text-indent="0cm" style:auto-text-indent="false"/>
    </style:style>
    <style:style style:name="P21" style:family="paragraph" style:parent-style-name="Text_20_body" style:list-style-name="L11">
      <style:paragraph-properties fo:margin-left="0.397cm" fo:margin-right="0cm" fo:margin-top="0cm" fo:margin-bottom="0.247cm" style:contextual-spacing="false" fo:text-indent="0cm" style:auto-text-indent="false"/>
    </style:style>
    <style:style style:name="P22" style:family="paragraph" style:parent-style-name="Text_20_body" style:list-style-name="L12">
      <style:paragraph-properties fo:margin-left="0.397cm" fo:margin-right="0cm" fo:margin-top="0cm" fo:margin-bottom="0.247cm" style:contextual-spacing="false" fo:text-indent="0cm" style:auto-text-indent="false"/>
    </style:style>
    <style:style style:name="P23" style:family="paragraph" style:parent-style-name="Text_20_body" style:list-style-name="L13">
      <style:paragraph-properties fo:margin-left="0.397cm" fo:margin-right="0cm" fo:margin-top="0cm" fo:margin-bottom="0.247cm" style:contextual-spacing="false" fo:text-indent="0cm" style:auto-text-indent="false"/>
    </style:style>
    <style:style style:name="P24" style:family="paragraph" style:parent-style-name="Text_20_body">
      <style:paragraph-properties fo:margin-left="0.397cm" fo:margin-right="0.397cm" fo:margin-top="0cm" fo:margin-bottom="0cm" style:contextual-spacing="false" fo:text-indent="0.529cm" style:auto-text-indent="false"/>
    </style:style>
    <style:style style:name="P25" style:family="paragraph" style:parent-style-name="Text_20_body" style:list-style-name="L15">
      <style:paragraph-properties fo:margin-left="0.397cm" fo:margin-right="0cm" fo:margin-top="0cm" fo:margin-bottom="0.247cm" style:contextual-spacing="false" fo:text-indent="0cm" style:auto-text-indent="false"/>
    </style:style>
    <style:style style:name="P26" style:family="paragraph" style:parent-style-name="Text_20_body" style:list-style-name="L16">
      <style:paragraph-properties fo:margin-left="0.397cm" fo:margin-right="0cm" fo:margin-top="0cm" fo:margin-bottom="0.247cm" style:contextual-spacing="false" fo:text-indent="0cm" style:auto-text-indent="false"/>
    </style:style>
    <style:style style:name="P27" style:family="paragraph" style:parent-style-name="Text_20_body" style:list-style-name="L17">
      <style:paragraph-properties fo:margin-left="0.397cm" fo:margin-right="0cm" fo:margin-top="0cm" fo:margin-bottom="0.247cm" style:contextual-spacing="false" fo:text-indent="0cm" style:auto-text-indent="false"/>
    </style:style>
    <style:style style:name="T1" style:family="text">
      <style:text-properties fo:background-color="transparent" loext:char-shading-value="0"/>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ngular</text:h>
      <text:h text:style-name="P1" text:outline-level="1">1 - Introdução ao treinamento de Angular 17</text:h>
      <text:p text:style-name="P6">Olá pessoal, iniciaremos mais um treinamento no canal Ralf Lima, dessa vez utilizando o poderoso framework Angular 17.</text:p>
      <text:h text:style-name="P3" text:outline-level="2">Cronograma</text:h>
      <text:p text:style-name="P6">Veja abaixo nosso cronograma para este treinamento de Angular:</text:p>
      <text:list text:style-name="L1">
        <text:list-item>
          <text:p text:style-name="P11">Introdução ao Angular</text:p>
        </text:list-item>
        <text:list-item>
          <text:p text:style-name="P11">Configuração do ambiente</text:p>
        </text:list-item>
        <text:list-item>
          <text:p text:style-name="P11">Criando projetos</text:p>
        </text:list-item>
        <text:list-item>
          <text:p text:style-name="P11">Estrutura de projetos em Angular</text:p>
        </text:list-item>
        <text:list-item>
          <text:p text:style-name="P11">Interpolação de textos</text:p>
        </text:list-item>
        <text:list-item>
          <text:p text:style-name="P11">Event binding</text:p>
        </text:list-item>
        <text:list-item>
          <text:p text:style-name="P11">Property biding</text:p>
        </text:list-item>
        <text:list-item>
          <text:p text:style-name="P11">Two-way biding</text:p>
        </text:list-item>
        <text:list-item>
          <text:p text:style-name="P11">Diretivas</text:p>
        </text:list-item>
        <text:list-item>
          <text:p text:style-name="P11">Control flow</text:p>
        </text:list-item>
        <text:list-item>
          <text:p text:style-name="P11">FormsModule</text:p>
        </text:list-item>
        <text:list-item>
          <text:p text:style-name="P11">Reactive Forms</text:p>
        </text:list-item>
        <text:list-item>
          <text:p text:style-name="P11">Bootstrap</text:p>
        </text:list-item>
        <text:list-item>
          <text:p text:style-name="P11">Projeto prático</text:p>
        </text:list-item>
      </text:list>
      <text:h text:style-name="P3" text:outline-level="2">Conteúdos extras - Exclusivos para membros</text:h>
      <text:p text:style-name="P6">Este treinamento conta com aulas exclusivas para membros do canal, há três níveis de membros, sendo eles: Safira, Rubi e Diamante. Qualquer um destes níveis está apto para acompanhar os conteúdos extras, além da possibilidade de obter o certificado do treinamento, acompanhe abaixo os conteúdos exclusivos para membros:</text:p>
      <text:list text:style-name="L2">
        <text:list-item>
          <text:p text:style-name="P12">Pipes (nativos e customizados)</text:p>
        </text:list-item>
        <text:list-item>
          <text:p text:style-name="P12">Implementando camada de serviços</text:p>
        </text:list-item>
        <text:list-item>
          <text:p text:style-name="P12">RxJS</text:p>
        </text:list-item>
        <text:list-item>
          <text:p text:style-name="P12">Realizando requisições (GET, POST, PUT e DELETE)</text:p>
        </text:list-item>
        <text:list-item>
          <text:p text:style-name="P12"><text:soft-page-break/>Rotas</text:p>
        </text:list-item>
        <text:list-item>
          <text:p text:style-name="P12">Testes unitários</text:p>
        </text:list-item>
        <text:list-item>
          <text:p text:style-name="P12">Angular Material</text:p>
        </text:list-item>
        <text:list-item>
          <text:p text:style-name="P12">Realizando o deploy</text:p>
        </text:list-item>
      </text:list>
      <text:h text:style-name="P3" text:outline-level="2">O que você precisa saber antes de iniciar este treinamento</text:h>
      <text:p text:style-name="P6">Para conseguir acompanhar este treinamento, é necessário conhecer algumas tecnologias:</text:p>
      <text:list text:style-name="L3">
        <text:list-item>
          <text:p text:style-name="P13">HTML</text:p>
        </text:list-item>
        <text:list-item>
          <text:p text:style-name="P13">CSS</text:p>
        </text:list-item>
        <text:list-item>
          <text:p text:style-name="P13">JavaScript</text:p>
        </text:list-item>
      </text:list>
      <text:h text:style-name="P1" text:outline-level="1">2 - Conceitos do Angular 17</text:h>
      <text:p text:style-name="P6">Olá pessoal, nesta segunda aula do treinamento de Angular 17, irei realizar uma breve introdução ao framework.</text:p>
      <text:h text:style-name="P3" text:outline-level="2">Sobre o Angular</text:h>
      <text:list text:style-name="L4">
        <text:list-item>
          <text:p text:style-name="P14">A primeira versão do Angular se chamava AngularJS e foi criada por Misko Hevery.</text:p>
        </text:list-item>
        <text:list-item>
          <text:p text:style-name="P14">Misko trabalhava na Google e via a necessidade de existir uma tecnologia front-end melhor para as demandas da empresa.</text:p>
        </text:list-item>
        <text:list-item>
          <text:p text:style-name="P14">O AngularJS trabalhava com as tecnologias: HTML, CSS e JavaScript.</text:p>
        </text:list-item>
        <text:list-item>
          <text:p text:style-name="P14">A tecnologia front-end predominante na época era o GWT (Google Web Toolkit), o AngularJS acabou desbancando a tecnologia.</text:p>
        </text:list-item>
        <text:list-item>
          <text:p text:style-name="P14">Em 2016 o Google decidiu unir forças com a Microsoft e trouxe o Angular 2.</text:p>
        </text:list-item>
        <text:list-item>
          <text:p text:style-name="P14">Com uma estrutura mais robusta e utilizando o TypeScript como linguagem, o Angular foi um sucesso.</text:p>
        </text:list-item>
        <text:list-item>
          <text:p text:style-name="P14">Atualmente o Angular figura entre as principais tecnologias front-end mais utilizadas no mundo.</text:p>
        </text:list-item>
      </text:list>
      <text:h text:style-name="P3" text:outline-level="2">Vantagens</text:h>
      <text:list text:style-name="L5">
        <text:list-item>
          <text:p text:style-name="P15">Disponibiliza suporte a orientação a objetos e tipagem de dados</text:p>
        </text:list-item>
        <text:list-item>
          <text:p text:style-name="P15">Garante boa performance nos projetos</text:p>
        </text:list-item>
        <text:list-item>
          <text:p text:style-name="P15">Arquitetura padronizada</text:p>
        </text:list-item>
        <text:list-item>
          <text:p text:style-name="P15">Dispõe de estruturas pré-moldadas que facilitam a organização do projeto</text:p>
        </text:list-item>
        <text:list-item>
          <text:p text:style-name="P15">Tecnologia gratuita</text:p>
        </text:list-item>
        <text:list-item>
          <text:p text:style-name="P15">Constantes atualizações, garantindo segurança e performance</text:p>
        </text:list-item>
      </text:list>
      <text:h text:style-name="P3" text:outline-level="2"><text:soft-page-break/>Desvantagens</text:h>
      <text:list text:style-name="L6">
        <text:list-item>
          <text:p text:style-name="P16">Curva de aprendizagem considerada elevada</text:p>
        </text:list-item>
        <text:list-item>
          <text:p text:style-name="P16">Utiliza mais recursos do computador/notebook, devido sua robustez</text:p>
        </text:list-item>
        <text:list-item>
          <text:p text:style-name="P16">Para projetos de pequeno porte, onde não haja muitas funcionalidades, pode ser considerado mais demorado e complexo, comparado a outras tecnologias</text:p>
        </text:list-item>
      </text:list>
      <text:h text:style-name="P3" text:outline-level="2">Configurando o ambiente</text:h>
      <text:p text:style-name="P6">Próxima aula iremos criar nosso primeiro projeto em Angular, certifique-se que de:</text:p>
      <text:list text:style-name="L7">
        <text:list-item>
          <text:p text:style-name="P17">Ter o <text:a xlink:type="simple" xlink:href="https://nodejs.org/en" office:target-frame-name="_blank" xlink:show="new" text:style-name="Internet_20_link" text:visited-style-name="Visited_20_Internet_20_Link"><text:span text:style-name="T1">Node.js</text:span></text:a> instalado, a versão mínima é a 18.13.0</text:p>
        </text:list-item>
        <text:list-item>
          <text:p text:style-name="P17">Baixe o <text:a xlink:type="simple" xlink:href="https://code.visualstudio.com/" office:target-frame-name="blank" xlink:show="replace" text:style-name="Internet_20_link" text:visited-style-name="Visited_20_Internet_20_Link"><text:span text:style-name="T1">Visual Studio Code</text:span></text:a>.</text:p>
        </text:list-item>
      </text:list>
      <text:h text:style-name="P1" text:outline-level="1">3 - Criar e executar projetos no Angular 17</text:h>
      <text:p text:style-name="P6">Olá pessoal, na terceira aula do treinamento de Angular 17, iremos criar nosso projeto, veja abaixo como realizar o procedimento:</text:p>
      <text:p text:style-name="P6">1º Abra o Prompt de Comando (Windows) ou Terminal (MacOS ou Linux).</text:p>
      <text:p text:style-name="P6">2º Utilize o comando: npm install -g @angular/cli@17, assim será gerado um projeto utilizando a versão 17, caso queira utilizar a versão mais atual do framework, utilize o comando: npm install -g @angular/cli.</text:p>
      <text:p text:style-name="P6">3º Agora podemos criar um projeto, selecione um diretório e utilize o seguinte comando: ng new angular-basico. O comando ng new serve para criarmos um novo projeto.</text:p>
      <text:p text:style-name="P6">Agora precisamos realizar algumas configurações:</text:p>
      <text:list text:style-name="L8">
        <text:list-item>
          <text:p text:style-name="P18">Estilo do projeto: CSS</text:p>
        </text:list-item>
        <text:list-item>
          <text:p text:style-name="P18">Server-side rendering: Não</text:p>
        </text:list-item>
      </text:list>
      <text:p text:style-name="P6">4º Abra o Visual Studio Code, selecione o projeto</text:p>
      <text:p text:style-name="P6">5º No VSCode abra o terminal e digite o comando: ng s, fazendo com que o projeto seja executado e disponbilizado no endereço: localhost:4200</text:p>
      <text:p text:style-name="P6">Pronto! Agora você aprendeu a criar e executar projetos Angular, abaixo algumas dicas importantes.</text:p>
      <text:p text:style-name="Horizontal_20_Line"/>
      <text:p text:style-name="P6">Sobre o server-side rendering, ele está disponível na criação de projetos a partir da versão 17 do Angular, algumas vantagens ao utilizar:</text:p>
      <text:list text:style-name="L9">
        <text:list-item>
          <text:p text:style-name="P19">Garante uma melhor performance</text:p>
        </text:list-item>
        <text:list-item>
          <text:p text:style-name="P19">Melhora o uso de SEO</text:p>
        </text:list-item>
      </text:list>
      <text:p text:style-name="P6">Importante saber que utilizando o server-side rendering, o servidor terá mais uma funcionalidade para realizar, já que ele será responsável por renderizar os projetos em Angular. Vale a pena utilizar essa técnica, caso o navegador tenha dificuldades para renderizar a aplicação.</text:p>
      <text:p text:style-name="P6">Vimos que para executar um projeto utilizamos o comando ng s, mas temos outras opções:</text:p>
      <text:list text:style-name="L10">
        <text:list-item>
          <text:p text:style-name="P20">ng serve: maneira padrão para executar um projeto Angular</text:p>
        </text:list-item>
        <text:list-item>
          <text:p text:style-name="P20"><text:soft-page-break/>ng s: faz o mesmo que o ng serve, porém encurtamos o termo serve para s</text:p>
        </text:list-item>
        <text:list-item>
          <text:p text:style-name="P20">ng server --open: assim que terminar de renderizar a aplicação, automaticamente o navegador é aberto</text:p>
        </text:list-item>
        <text:list-item>
          <text:p text:style-name="P20">ng s -o: faz o mesmo que o ng server --open, porém encurtamos os termos server e --open</text:p>
        </text:list-item>
      </text:list>
      <text:p text:style-name="P6">A estrutura de um projeto Angular é composta por:</text:p>
      <text:list text:style-name="L11">
        <text:list-item>
          <text:p text:style-name="P21">.angular: Local com todas as informações do framework para realizar a execução de maneira correta</text:p>
        </text:list-item>
        <text:list-item>
          <text:p text:style-name="P21">.vscode: Possui as configurações base do Visual Studio Code (talvez esteja oculta, não há problema, pois não iremos modificar)</text:p>
        </text:list-item>
        <text:list-item>
          <text:p text:style-name="P21">node_modules: Estrutura de dependências do Node e do Vue</text:p>
        </text:list-item>
        <text:list-item>
          <text:p text:style-name="P21">src: Estrutura de componentes da aplicação</text:p>
        </text:list-item>
        <text:list-item>
          <text:p text:style-name="P21">.gitignore: Arquivos que não serão enviados para repositórios</text:p>
        </text:list-item>
        <text:list-item>
          <text:p text:style-name="P21">angular.json: Arquivo contendo todas as dependências que o Angular utiliza</text:p>
        </text:list-item>
        <text:list-item>
          <text:p text:style-name="P21">package-lock.json: Estrutura detalhada de pacotes do Node</text:p>
        </text:list-item>
        <text:list-item>
          <text:p text:style-name="P21">package.json: Estrutura de pacotes utilizadas pelo Vue, além de informações básicas do projeto, como: nome do projeto e versão</text:p>
        </text:list-item>
        <text:list-item>
          <text:p text:style-name="P21">README.md: Arquivo contendo as instruções de uso e estrutura do projeto</text:p>
        </text:list-item>
        <text:list-item>
          <text:p text:style-name="P21">tsconfig.json: Configurações da linguagem TypeScript</text:p>
        </text:list-item>
      </text:list>
      <text:h text:style-name="P1" text:outline-level="1">4 - Criando componente</text:h>
      <text:p text:style-name="P6">Olá pessoal, na quarta aula do treinamento de Angular 17, iremos criar nosso primeiro componente.</text:p>
      <text:p text:style-name="P6">Para criarmos um componente, é necessário que nosso projeto não esteja sendo executado. Procure o terminal do VSCode, caso esteja em execução utilize o atalho CTRL + C para finalizar.</text:p>
      <text:p text:style-name="P6">Agora podemos criar um componente, existem duas opções:</text:p>
      <text:list text:style-name="L12">
        <text:list-item>
          <text:p text:style-name="P22">ng generate component meu-componente</text:p>
        </text:list-item>
        <text:list-item>
          <text:p text:style-name="P22">ng g c meu-componente</text:p>
        </text:list-item>
      </text:list>
      <text:p text:style-name="P6">Fique à vontade para escolher o comando para gerar seus componentes. Agora vamos compreender a estrutura de um componente:</text:p>
      <text:list text:style-name="L13">
        <text:list-item>
          <text:p text:style-name="P23">HTML: Arquivo de estrutura HTML</text:p>
        </text:list-item>
        <text:list-item>
          <text:p text:style-name="P23">CSS: Arquivo para estilização da página</text:p>
        </text:list-item>
        <text:list-item>
          <text:p text:style-name="P23">TS: Arquivo para implementar a regra de negócios</text:p>
        </text:list-item>
        <text:list-item>
          <text:p text:style-name="P23">SPEC.TS: Arquivo responsável pelos testes unitários</text:p>
        </text:list-item>
      </text:list>
      <text:p text:style-name="P6">Para exibirmos um componente é bem simples, primeiro abra o arquivo app.component.html e chame seu componente, exemplo: &lt; app-meu-componente&gt;</text:p>
      <text:p text:style-name="P6"><text:soft-page-break/>Para finalizarmos, importe este componente. O Angular precisa saber que você está utilizando determinado componente, abra o arquivo app.component.ts, importe na parte superior e faça referência no vetor imports:[].</text:p>
      <text:h text:style-name="P1" text:outline-level="1">5 - Interpolação de texto</text:h>
      <text:p text:style-name="P6">Olá pessoal, na quinta aula do treinamento de Angular 17, iremos trabalhar com interpolação de textos.</text:p>
      <text:p text:style-name="P6">De maneira bem simples, o conceito de interpolação de textos é exibirmos o conteúdo de variáveis e realizar cálculos em arquivos HTML.</text:p>
      <text:p text:style-name="P6">Para trabalhar com a interpolação de textos, basta utilizar duas chaves: {{}}, dessa maneira podemos trabalhar com informações dinâmicas.</text:p>
      <text:h text:style-name="P1" text:outline-level="1">6 - Event binding</text:h>
      <text:p text:style-name="P6">Olá pessoal, na sexta aula do treinamento de Angular 17, iremos aprender sobre o event binding.</text:p>
      <text:p text:style-name="P6">Essa técnica é utilizada para trabalharmos com eventos, veja abaixo alguns eventos que podemos implementar:</text:p>
      <table:table table:name="Tabela1" table:style-name="Tabela1">
        <table:table-column table:style-name="Tabela1.A"/>
        <table:table-column table:style-name="Tabela1.B"/>
        <table:table-header-rows>
          <table:table-row>
            <table:table-cell table:style-name="Tabela1.A1" office:value-type="string">
              <text:p text:style-name="P5">Evento em JavaScript</text:p>
            </table:table-cell>
            <table:table-cell table:style-name="Tabela1.A1" office:value-type="string">
              <text:p text:style-name="P5">Evento em Angular</text:p>
            </table:table-cell>
          </table:table-row>
        </table:table-header-rows>
        <table:table-row table:style-name="Tabela1.2">
          <table:table-cell table:style-name="Tabela1.A2" office:value-type="string">
            <text:p text:style-name="P4">onChange</text:p>
          </table:table-cell>
          <table:table-cell table:style-name="Tabela1.A2" office:value-type="string">
            <text:p text:style-name="P4">(change)</text:p>
          </table:table-cell>
        </table:table-row>
        <table:table-row>
          <table:table-cell table:style-name="Tabela1.A2" office:value-type="string">
            <text:p text:style-name="P4">onClick</text:p>
          </table:table-cell>
          <table:table-cell table:style-name="Tabela1.A2" office:value-type="string">
            <text:p text:style-name="P4">(click)</text:p>
          </table:table-cell>
        </table:table-row>
        <table:table-row table:style-name="Tabela1.2">
          <table:table-cell table:style-name="Tabela1.A2" office:value-type="string">
            <text:p text:style-name="P4">onDbClick</text:p>
          </table:table-cell>
          <table:table-cell table:style-name="Tabela1.A2" office:value-type="string">
            <text:p text:style-name="P4">(dbclick)</text:p>
          </table:table-cell>
        </table:table-row>
        <table:table-row>
          <table:table-cell table:style-name="Tabela1.A2" office:value-type="string">
            <text:p text:style-name="P4">onKeyDown</text:p>
          </table:table-cell>
          <table:table-cell table:style-name="Tabela1.A2" office:value-type="string">
            <text:p text:style-name="P4">(keydown)</text:p>
          </table:table-cell>
        </table:table-row>
        <table:table-row table:style-name="Tabela1.2">
          <table:table-cell table:style-name="Tabela1.A2" office:value-type="string">
            <text:p text:style-name="P4">onKeyPress</text:p>
          </table:table-cell>
          <table:table-cell table:style-name="Tabela1.A2" office:value-type="string">
            <text:p text:style-name="P4">(keypress)</text:p>
          </table:table-cell>
        </table:table-row>
        <table:table-row>
          <table:table-cell table:style-name="Tabela1.A2" office:value-type="string">
            <text:p text:style-name="P4">onKeyUp</text:p>
          </table:table-cell>
          <table:table-cell table:style-name="Tabela1.A2" office:value-type="string">
            <text:p text:style-name="P4">(keyup)</text:p>
          </table:table-cell>
        </table:table-row>
        <table:table-row table:style-name="Tabela1.2">
          <table:table-cell table:style-name="Tabela1.A2" office:value-type="string">
            <text:p text:style-name="P4">onSubmit</text:p>
          </table:table-cell>
          <table:table-cell table:style-name="Tabela1.A2" office:value-type="string">
            <text:p text:style-name="Table_20_Contents">(submit)</text:p>
          </table:table-cell>
        </table:table-row>
      </table:table>
      <text:p text:style-name="P6">Através da técnica event binding, conseguimos deixar nossas aplicações em Angular mais interativas.</text:p>
      <text:h text:style-name="P1" text:outline-level="1">7 - Property binding</text:h>
      <text:p text:style-name="P6">Olá pessoal, na sétima aula do treinamento de Vue.js, iremos aprender sobre a técnica property binding.</text:p>
      <text:p text:style-name="P6">Uma funcionalidade muito utilizada no Angular é o property binding, utilizando colchetes [], podemos tornar propriedades das tags HTML dinâmicas, veja alguns exemplos:</text:p>
      <text:p text:style-name="P6">Exemplo 01: Imagine que você tenha a estrutura: &lt; a [href]="variavel"&gt;Clique aqui&lt; /a&gt;, quando deixarmos a propriedade href entre colchetes, estamos dizendo que o valor entre aspas pode se basear pelo conteúdo de uma variável.</text:p>
      <text:p text:style-name="P6">Exemplo 02: Podemos trabalhar com uma imagem também: &lt; img [src]="variavel"&gt;, é possível alterar a imagem que será exibida, através do valor de uma variável.</text:p>
      <text:p text:style-name="P6">Exemplo 03: Tabmém conseguimos modificar o tipo de um elemento de formulário: &lt; input [type]="tipo"&gt;, você já deve ter acessado algum site, onde é possível exibir a senha, correto? Basicamente é alterado o valor de uma variável de password para text.</text:p>
      <text:h text:style-name="P1" text:outline-level="1"><text:soft-page-break/>8 - Diretiva *ngIf</text:h>
      <text:p text:style-name="P6">Olá pessoal, na oitava aula do treinamento de Angular 17, iremos aprender a trabalhar com diretivas.</text:p>
      <text:p text:style-name="P6">Diretivas são funcionalidades para implementarmos em nossos arquivos HTML, há diversas diretivas, algumas delas:</text:p>
      <table:table table:name="Tabela2" table:style-name="Tabela2">
        <table:table-column table:style-name="Tabela2.A"/>
        <table:table-column table:style-name="Tabela2.B"/>
        <table:table-header-rows>
          <table:table-row>
            <table:table-cell table:style-name="Tabela2.A1" office:value-type="string">
              <text:p text:style-name="P5">Diretiva</text:p>
            </table:table-cell>
            <table:table-cell table:style-name="Tabela2.A1" office:value-type="string">
              <text:p text:style-name="P5">Funcionalidade</text:p>
            </table:table-cell>
          </table:table-row>
        </table:table-header-rows>
        <table:table-row table:style-name="Tabela2.2">
          <table:table-cell table:style-name="Tabela2.A2" office:value-type="string">
            <text:p text:style-name="P4">*ngIf</text:p>
          </table:table-cell>
          <table:table-cell table:style-name="Tabela2.A2" office:value-type="string">
            <text:p text:style-name="P4">Estrutura de condicional, utiliza o padrão de um operador ternário.</text:p>
          </table:table-cell>
        </table:table-row>
        <table:table-row>
          <table:table-cell table:style-name="Tabela2.A2" office:value-type="string">
            <text:p text:style-name="P4">*ngFor</text:p>
          </table:table-cell>
          <table:table-cell table:style-name="Tabela2.A2" office:value-type="string">
            <text:p text:style-name="P4">Estrutura de repetição, ideal para trabalharmos com estruturas de listas e tabelas.</text:p>
          </table:table-cell>
        </table:table-row>
        <table:table-row table:style-name="Tabela2.2">
          <table:table-cell table:style-name="Tabela2.A2" office:value-type="string">
            <text:p text:style-name="P4">[ngSwitch]</text:p>
          </table:table-cell>
          <table:table-cell table:style-name="Tabela2.A2" office:value-type="string">
            <text:p text:style-name="P4">Estrutura de escolha, ideal quando há diversas opções de retornos, dependendo do valor de uma variável.</text:p>
          </table:table-cell>
        </table:table-row>
        <table:table-row>
          <table:table-cell table:style-name="Tabela2.A2" office:value-type="string">
            <text:p text:style-name="P4">[ngClass]</text:p>
          </table:table-cell>
          <table:table-cell table:style-name="Tabela2.A2" office:value-type="string">
            <text:p text:style-name="Table_20_Contents">Estrutura para adicionar dinamicamente uma classe CSS.</text:p>
          </table:table-cell>
        </table:table-row>
      </table:table>
      <text:p text:style-name="P6">Vamos fazer um pequeno exemplo utilizando a diretiva *ngIf, veja abaixo como fica a estrutura TypeScript do nosso projeto:</text:p>
      <text:p text:style-name="P6">export class Componente04Component {</text:p>
      <text:p text:style-name="P6"/>
      <text:p text:style-name="P6"><text:s text:c="2"/>// Variável para exibir ou ocultar o quadrado</text:p>
      <text:p text:style-name="P6"><text:s text:c="2"/>exibir:boolean = false;</text:p>
      <text:p text:style-name="P6"/>
      <text:p text:style-name="P6"><text:s text:c="2"/>// Função para exibir ou ocultar o quadrado</text:p>
      <text:p text:style-name="P6"><text:s text:c="2"/>acao(){</text:p>
      <text:p text:style-name="P6"><text:s text:c="4"/>if(this.exibir === true){</text:p>
      <text:p text:style-name="P6"><text:s text:c="6"/>this.exibir = false;</text:p>
      <text:p text:style-name="P6"><text:s text:c="4"/>}else{</text:p>
      <text:p text:style-name="P6"><text:s text:c="6"/>this.exibir = true;</text:p>
      <text:p text:style-name="P6"><text:s text:c="4"/>}</text:p>
      <text:p text:style-name="P6"><text:s text:c="2"/>}</text:p>
      <text:p text:style-name="P6"/>
      <text:p text:style-name="P6">}</text:p>
      <text:p text:style-name="P6">No arquivo CSS, podemos criar uma classe chamada quadrado:</text:p>
      <text:p text:style-name="P6">.quadrado{</text:p>
      <text:p text:style-name="P6"><text:s text:c="4"/>width: 300px;</text:p>
      <text:p text:style-name="P6"><text:s text:c="4"/>height: 300px;</text:p>
      <text:p text:style-name="P6"><text:s text:c="4"/>background-color: aquamarine;</text:p>
      <text:p text:style-name="P6">}</text:p>
      <text:p text:style-name="P6">Pra finalizar, no arquivo HTML teremos a seguinte estrutura:</text:p>
      <text:p text:style-name="P6">&lt;button (click)="acao()"&gt;Clique aqui&lt;/button&gt;</text:p>
      <text:p text:style-name="P6"/>
      <text:p text:style-name="P6">&lt;hr&gt;</text:p>
      <text:p text:style-name="P6"/>
      <text:p text:style-name="P6">&lt;div class="quadrado" *ngIf="exibir"&gt;&lt;/div&gt;}</text:p>
      <text:p text:style-name="P6">IMPORTANTE! No arquivo TypeScript, quando você for utilizar alguma diretiva, precisa importar o commonModule, exemplo: imports: [CommonModule]</text:p>
      <text:h text:style-name="P1" text:outline-level="1"><text:soft-page-break/>9 - Diretiva *ngFor</text:h>
      <text:p text:style-name="P6">Olá pessoal, na nona aula do treinamento de Angular 17, iremos trabalhar com a diretiva *ngFor.</text:p>
      <text:p text:style-name="P6">Com essa diretiva, podemos implementar o uso de laços de repetição, confira abaixo um exemplo para exibirmos uma lista de nomes:</text:p>
      <text:p text:style-name="P6">export class Componente05Component {</text:p>
      <text:p text:style-name="P6"/>
      <text:p text:style-name="P6"><text:s text:c="2"/>// Vetor de nomes</text:p>
      <text:p text:style-name="P6"><text:s text:c="2"/>nomes:string[] = ['Ariane', 'Bruna', 'Caio', 'Denis'];</text:p>
      <text:p text:style-name="P6"/>
      <text:p text:style-name="P6">}</text:p>
      <text:p text:style-name="P6">Acima temos a estrutura do arquivo TypeScript, abaixo segue a estrutura HTML</text:p>
      <text:p text:style-name="P6">&lt;ul&gt;</text:p>
      <text:p text:style-name="P6"><text:s text:c="4"/>&lt;li *ngFor="let n of nomes; index as indice"&gt;{{n}} - {{indice}}&lt;/li&gt;</text:p>
      <text:p text:style-name="P6">&lt;/ul&gt;</text:p>
      <text:h text:style-name="P1" text:outline-level="1">10 - Diretiva ngSwitch</text:h>
      <text:p text:style-name="P6">Olá pessoal, na décima aula do treinamento de Angular 17, iremos trabalhar com a diretiva ngSwitch.</text:p>
      <text:p text:style-name="P6">A diretiva ngSwitch é ideal quando temos diversos tipos de retornos para oferecer ao nosso cliente. Podendo ser desde a exibição de uma estrutura HTML, até um componente completo.</text:p>
      <text:p text:style-name="P6">Vamos colocar em ação o uso dessa diretiva, veja a estrutura implementanda em um componente, mais precisamente no arquivo TypeScript:</text:p>
      <text:p text:style-name="P6">Em seguida, no arquivo HTML, teremos a seguinte estrutura:</text:p>
      <text:h text:style-name="P1" text:outline-level="1">11 - Diretiva ngStyle</text:h>
      <text:p text:style-name="P6">Olá pessoal, na décima primeira aula do treinamento de Angular 17, iremos trabalhar com a diretiva ngStyle.</text:p>
      <text:p text:style-name="P6">Vamos colocar em ação, iniciamos criando um componente e adicionando a seguinte estrutura no arquvio TypeScript:</text:p>
      <text:p text:style-name="P6">export class Componente07Component {</text:p>
      <text:p text:style-name="P6"/>
      <text:p text:style-name="P6"><text:s text:c="2"/>// Variável lógica</text:p>
      <text:p text:style-name="P6"><text:s text:c="2"/>condicao:boolean = false;</text:p>
      <text:p text:style-name="P6"/>
      <text:p text:style-name="P6"><text:s text:c="2"/>// Lista de aprovados e reprovados</text:p>
      <text:p text:style-name="P6"><text:s text:c="2"/>lista:string[] = ['Aprovado', 'Aprovado', 'Reprovado'];</text:p>
      <text:p text:style-name="P6"/>
      <text:p text:style-name="P6">}</text:p>
      <text:p text:style-name="P6"/>
      <text:p text:style-name="P6"/>
      <text:p text:style-name="P6"/>
      <text:p text:style-name="P6">Em seguida, no arquivo HTML:</text:p>
      <text:p text:style-name="P6"><text:soft-page-break/>&lt;h1 [ngStyle]="{'color': condicao ? 'green' : 'red'}"&gt;Aprendendo a diretiva ngStyle&lt;/h1&gt;</text:p>
      <text:p text:style-name="P6"/>
      <text:p text:style-name="P6">&lt;ul&gt;</text:p>
      <text:p text:style-name="P6"><text:s text:c="4"/>&lt;li *ngFor="let l of lista" [ngStyle]="{'color': l=='Aprovado' ? 'green' : 'red'}"&gt;{{l}}&lt;/li&gt;</text:p>
      <text:p text:style-name="P6">&lt;/ul&gt;</text:p>
      <text:h text:style-name="P1" text:outline-level="1">12 - Diretiva ngClass</text:h>
      <text:p text:style-name="P6">Olá pessoal, na décima segunda aula do treinamento de Angular 17, iremos trabalhar com a diretiva ngClass.</text:p>
      <text:p text:style-name="P6">Vamos continuar no componente da última aula, o arquivo TypeScript não sofrerá alteração, então podemos ir para o arquivo CSS:</text:p>
      <text:p text:style-name="P6">.fonteVerde{</text:p>
      <text:p text:style-name="P6"><text:s text:c="4"/>color: green;</text:p>
      <text:p text:style-name="P6">}</text:p>
      <text:p text:style-name="P6"/>
      <text:p text:style-name="P6">.fonteVermelha{</text:p>
      <text:p text:style-name="P6"><text:s text:c="4"/>color: red;</text:p>
      <text:p text:style-name="P6">}</text:p>
      <text:p text:style-name="P6">No arquivo HTML iremos criar mais uma lista (criamos uma na última aula para testar o ngStyle), essa lista receberá uma classe, dependendo do valor do vetor:</text:p>
      <text:p text:style-name="P6">&lt;ul&gt;</text:p>
      <text:p text:style-name="P6"><text:s text:c="4"/>&lt;li *ngFor="let l of lista" [ngClass]="l == 'Aprovado' ? 'fonteVerde' : 'fonteVermelha'"&gt;{{l}}&lt;/li&gt;</text:p>
      <text:p text:style-name="P6">&lt;/ul&gt;</text:p>
      <text:h text:style-name="P1" text:outline-level="1">13 - Control Flow</text:h>
      <text:p text:style-name="P6">Olá pessoal, na décima terceira aula do treinamento de Angular 17, iremos aprender sobre o control flow:</text:p>
      <text:p text:style-name="P6">Essa técnica é como se fosse uma evolução das diretivas, fornecendo ao desenvolvedor uma estrutura mais flexível para implementar diversas funcionalidades, veja abaixo os três controles de fluxos (control flow) adicionados na versão 17 do Angular:</text:p>
      <text:list text:style-name="L15">
        <text:list-item>
          <text:p text:style-name="P25">@if: Para trabalhar com condicionais</text:p>
        </text:list-item>
        <text:list-item>
          <text:p text:style-name="P25">@for: Para trabalhar com laços de repetição</text:p>
        </text:list-item>
        <text:list-item>
          <text:p text:style-name="P25">@swtich: Para trabalhar com estruturas de escolha</text:p>
        </text:list-item>
      </text:list>
      <text:p text:style-name="P6">O control flow está disponível a partir da versão 17 do Angular, veremos nas próximas aulas como utilizar cada uma delas.</text:p>
      <text:h text:style-name="P1" text:outline-level="1">14 - Control Flow - Condicional</text:h>
      <text:p text:style-name="P6">Olá pessoal, na décima quarta aula do treinamento de Angular 17, iremos trabalhar com o controle de fluxo de condicional.</text:p>
      <text:p text:style-name="P6">Crie um novo componente e no arquivo TypeScript, tenha a seguinte estrutura:</text:p>
      <text:p text:style-name="P6">export class Componente08Component {</text:p>
      <text:p text:style-name="P6"><text:soft-page-break/></text:p>
      <text:p text:style-name="P6"><text:s text:c="2"/>// Variável de média</text:p>
      <text:p text:style-name="P6"><text:s text:c="2"/>media:number = 3;</text:p>
      <text:p text:style-name="P6"/>
      <text:p text:style-name="P6">}</text:p>
      <text:p text:style-name="P6">No arquivo HTML, implemente a seguinte estrutura:</text:p>
      <text:p text:style-name="P6">@if(media &gt;= 7){</text:p>
      <text:p text:style-name="P6"><text:s text:c="4"/>&lt;p&gt;Aprovado(a)&lt;/p&gt;</text:p>
      <text:p text:style-name="P6">}@else if (media &gt;= 5) {</text:p>
      <text:p text:style-name="P6"><text:s text:c="4"/>&lt;p&gt;Em exame&lt;/p&gt;</text:p>
      <text:p text:style-name="P6">}@else {</text:p>
      <text:p text:style-name="P6"><text:s text:c="4"/>&lt;p&gt;Reprovado(a)&lt;/p&gt;</text:p>
      <text:p text:style-name="P6">}</text:p>
      <text:h text:style-name="P1" text:outline-level="1">15 - Control Flow - Laço de repetição</text:h>
      <text:p text:style-name="P6">Olá pessoal, na décima quinta aula do treinamento de Angular 17, iremos implementar uso do controle de fluxo @for.</text:p>
      <text:p text:style-name="P6">Vamos utilizar a estrutura do componente criado na última aula, juntamente com o controle de fluxo de condicional, nosso arquivo TypeScripte terá a seguinte estrutura:</text:p>
      <text:p text:style-name="P6">export class Componente08Component {</text:p>
      <text:p text:style-name="P6"/>
      <text:p text:style-name="P6"><text:s text:c="2"/>// Vetor</text:p>
      <text:p text:style-name="P6"><text:s text:c="2"/>nomes:string[] = ['Ralf', 'Ana', 'Danilo', 'Camila'];</text:p>
      <text:p text:style-name="P6"/>
      <text:p text:style-name="P6">}</text:p>
      <text:p text:style-name="P6">Em seguida, no arquivo HTML:</text:p>
      <text:p text:style-name="P6">@for (n of nomes; track $index) {</text:p>
      <text:p text:style-name="P6"><text:s text:c="4"/>&lt;p&gt;{{$index}} - {{n}}&lt;/p&gt;</text:p>
      <text:p text:style-name="P6">}</text:p>
      <text:p text:style-name="P6">A controle de fluxo @for dispõe de outras funcionalidades, exemplo:</text:p>
      <table:table table:name="Tabela3" table:style-name="Tabela3">
        <table:table-column table:style-name="Tabela3.A"/>
        <table:table-column table:style-name="Tabela3.B"/>
        <table:table-header-rows>
          <table:table-row>
            <table:table-cell table:style-name="Tabela3.A1" office:value-type="string">
              <text:p text:style-name="P5">Função</text:p>
            </table:table-cell>
            <table:table-cell table:style-name="Tabela3.A1" office:value-type="string">
              <text:p text:style-name="P5">O que faz</text:p>
            </table:table-cell>
          </table:table-row>
        </table:table-header-rows>
        <table:table-row table:style-name="Tabela3.2">
          <table:table-cell table:style-name="Tabela3.A2" office:value-type="string">
            <text:p text:style-name="P4">$count</text:p>
          </table:table-cell>
          <table:table-cell table:style-name="Tabela3.A2" office:value-type="string">
            <text:p text:style-name="P4">Retorna a quantidade de vezes que um loop foi realizado</text:p>
          </table:table-cell>
        </table:table-row>
        <table:table-row>
          <table:table-cell table:style-name="Tabela3.A2" office:value-type="string">
            <text:p text:style-name="P4">$index</text:p>
          </table:table-cell>
          <table:table-cell table:style-name="Tabela3.A2" office:value-type="string">
            <text:p text:style-name="P4">Índice do laço de repetição que está sendo executado</text:p>
          </table:table-cell>
        </table:table-row>
        <table:table-row table:style-name="Tabela3.2">
          <table:table-cell table:style-name="Tabela3.A2" office:value-type="string">
            <text:p text:style-name="P4">$first</text:p>
          </table:table-cell>
          <table:table-cell table:style-name="Tabela3.A2" office:value-type="string">
            <text:p text:style-name="P4">Retorna se determinada posição é a primeira linha que está sendo executada</text:p>
          </table:table-cell>
        </table:table-row>
        <table:table-row>
          <table:table-cell table:style-name="Tabela3.A2" office:value-type="string">
            <text:p text:style-name="P4">$last</text:p>
          </table:table-cell>
          <table:table-cell table:style-name="Tabela3.A2" office:value-type="string">
            <text:p text:style-name="P4">Retorna se determinada posição é a última linha que está sendo executada</text:p>
          </table:table-cell>
        </table:table-row>
        <table:table-row table:style-name="Tabela3.2">
          <table:table-cell table:style-name="Tabela3.A2" office:value-type="string">
            <text:p text:style-name="P4">$even</text:p>
          </table:table-cell>
          <table:table-cell table:style-name="Tabela3.A2" office:value-type="string">
            <text:p text:style-name="P4">Retorna verdadeiro, caso a linha seja par</text:p>
          </table:table-cell>
        </table:table-row>
        <table:table-row>
          <table:table-cell table:style-name="Tabela3.A2" office:value-type="string">
            <text:p text:style-name="P4">$odd</text:p>
          </table:table-cell>
          <table:table-cell table:style-name="Tabela3.A2" office:value-type="string">
            <text:p text:style-name="Table_20_Contents">Retorna verdadeiro, caso a linha seja ímpar</text:p>
          </table:table-cell>
        </table:table-row>
      </table:table>
      <text:p text:style-name="P6">Dica: Você pode implementar o uso do comando @empty. Caso a estrutura de repetição não seja realizada, podemos retornar uma mensagem, estrutura bem interessante, caso o vetor não contenha registros:</text:p>
      <text:p text:style-name="P6">@for (n of nomes; track $index) {</text:p>
      <text:p text:style-name="P6"><text:s text:c="4"/>&lt;p&gt;{{$index}} - {{n}}&lt;/p&gt;</text:p>
      <text:p text:style-name="P6">}@empty{</text:p>
      <text:p text:style-name="P6"><text:s text:c="4"/>&lt;p&gt;Não existe nenhum nome registrado.&lt;/p&gt;</text:p>
      <text:p text:style-name="P6">}</text:p>
      <text:h text:style-name="P1" text:outline-level="1"><text:soft-page-break/>16 - Control Flow - Estrutura de escolha</text:h>
      <text:p text:style-name="P6">Olá pessoal, na décima sexta aula do treinamento de Angular 17, iremos implementar o controle de fluxo switch.</text:p>
      <text:p text:style-name="P6">Vamos continuar utilizando o componente, onde implementamos os demais controles de fluxo, começando pelo arquito TypeScript:</text:p>
      <text:p text:style-name="P6">export class Componente08Component {</text:p>
      <text:p text:style-name="P6"/>
      <text:p text:style-name="P6"><text:s text:c="2"/>// Linguagem</text:p>
      <text:p text:style-name="P6"><text:s text:c="2"/>linguagem:string = 'Java';</text:p>
      <text:p text:style-name="P6"/>
      <text:p text:style-name="P6">}</text:p>
      <text:p text:style-name="P6">Já no arquivo HTML, teremos a seguinte estrutura:</text:p>
      <text:p text:style-name="P6">@switch (linguagem) {</text:p>
      <text:p text:style-name="P6"><text:s text:c="4"/>@case ('HTML') {&lt;p&gt;Linguagem de marcação&lt;/p&gt;}</text:p>
      <text:p text:style-name="P6"><text:s text:c="4"/>@case ('CSS') {&lt;p&gt;Linguagem de estilos&lt;/p&gt;}</text:p>
      <text:p text:style-name="P6"><text:s text:c="4"/>@case ('JS') {&lt;p&gt;Linguagem de programação&lt;/p&gt;}</text:p>
      <text:p text:style-name="P6"><text:s text:c="4"/>@default {&lt;p&gt;Linguagem não encontrada&lt;/p&gt;}</text:p>
      <text:p text:style-name="P6">}</text:p>
      <text:h text:style-name="P1" text:outline-level="1">17 - Bootstrap</text:h>
      <text:p text:style-name="P6">Olá pessoal, na décima sétima aula do treinamento de Angular 17, iremos adicionar o Bootstrap.</text:p>
      <text:p text:style-name="P6">A primeira etapa é abrirmos o terminal do VSCode e importar o bootstrap: npm i bootstrap@5.3.2.</text:p>
      <text:p text:style-name="P6">A segunda etapa é abrir o arquivo angular.json e adicionar os arquivos CSS e JavaScript do Bootstrap. Localize as características: styles e scripts e adicione o caminho do Bootstrap respectivamente:</text:p>
      <text:list text:style-name="L16">
        <text:list-item>
          <text:p text:style-name="P26">"node_modules/bootstrap/dist/css/bootstrap.min.css"</text:p>
        </text:list-item>
        <text:list-item>
          <text:p text:style-name="P26">"node_modules/bootstrap/dist/js/bootstrap.min.js"</text:p>
        </text:list-item>
      </text:list>
      <text:p text:style-name="P6">Pra finalizar, podemos executar nosso projeto e o Bootstrap estará disponível.</text:p>
      <text:h text:style-name="P1" text:outline-level="1">18 - FormsModule (1ª parte)</text:h>
      <text:p text:style-name="P6">Olá pessoal, na décima oitava aula do treinamento de Angular 17, iremos trabalhar com o FormsModule, uma técnica muito interessante para podermos manipular elementos de formulário.</text:p>
      <text:p text:style-name="P6">Crie um novo componente, em seguida no arquivo TypeScript implemente uma variável:</text:p>
      <text:p text:style-name="P6">export class Componente09Component {</text:p>
      <text:p text:style-name="P6"/>
      <text:p text:style-name="P6"><text:s text:c="2"/>nome:string = '';</text:p>
      <text:p text:style-name="P6"/>
      <text:p text:style-name="P6">}</text:p>
      <text:p text:style-name="P6">No arquivo HTML teremos a seguinte estrutura:</text:p>
      <text:p text:style-name="P6"><text:soft-page-break/>&lt;h1&gt;{{nome}}&lt;/h1&gt;</text:p>
      <text:p text:style-name="P6"/>
      <text:p text:style-name="P6">&lt;input type="text" <text:s/>[(ngModel)]="nome" <text:s text:c="2"/>placeholder="Nome"&gt;</text:p>
      <text:h text:style-name="P1" text:outline-level="1">19 - FormsModule (2ª parte)</text:h>
      <text:p text:style-name="P6">Olá pessoal, na décima nona aula do treinamento de Angular 17, iremos implementar o uso do FormsModule.</text:p>
      <text:p text:style-name="P6">Utilizando o componente da última aula como base, iremos trabalhar agora com dois elementos de formulário, abaixo veja como ficará o arquivo TypeScript:</text:p>
      <text:p text:style-name="P6">export class Componente09Component {</text:p>
      <text:p text:style-name="P6"/>
      <text:p text:style-name="P6"><text:s text:c="2"/>nome:string = '';</text:p>
      <text:p text:style-name="P6"><text:s text:c="2"/>cidade:string = '';</text:p>
      <text:p text:style-name="P6"/>
      <text:p text:style-name="P6">}</text:p>
      <text:p text:style-name="P6">Agora o arquivo HTML:</text:p>
      <text:p text:style-name="P6">&lt;h1&gt;{{nome}}&lt;/h1&gt;</text:p>
      <text:p text:style-name="P6">&lt;h1&gt;{{cidade}}&lt;/h1&gt;</text:p>
      <text:p text:style-name="P6"/>
      <text:p text:style-name="P6">&lt;form&gt;</text:p>
      <text:p text:style-name="P6"><text:s text:c="4"/>&lt;input type="text" name="nome" <text:s text:c="2"/>[(ngModel)]="nome" <text:s text:c="2"/>placeholder="Nome"&gt;</text:p>
      <text:p text:style-name="P6"><text:s text:c="4"/>&lt;input type="text" name="cidade" [(ngModel)]="cidade" placeholder="Cidade"&gt;</text:p>
      <text:p text:style-name="P6">&lt;/form&gt;</text:p>
      <text:h text:style-name="P1" text:outline-level="1">20 - Reactive Forms</text:h>
      <text:p text:style-name="P6">Olá pessoal, na vigésima aula do treinamento de Angular 17, iremos implementar o uso do Reactive Forms.</text:p>
      <text:p text:style-name="P6">Ele dispõe de mais funcionalidades que veremos no decorrer deste treinamento. Crie um componente e implemente um objeto no arquivo TypeScript:</text:p>
      <text:p text:style-name="P6">export class Componente10Component {</text:p>
      <text:p text:style-name="P6"/>
      <text:p text:style-name="P6"><text:s text:c="2"/>formulario = new FormGroup({</text:p>
      <text:p text:style-name="P6"><text:s text:c="4"/>nome : new FormControl(''),</text:p>
      <text:p text:style-name="P6"><text:s text:c="4"/>cidade : new FormControl('')</text:p>
      <text:p text:style-name="P6"><text:s text:c="2"/>});</text:p>
      <text:p text:style-name="P6"/>
      <text:p text:style-name="P6">}</text:p>
      <text:p text:style-name="P6">No arquivo HTML cria a seguinte estrutura:</text:p>
      <text:p text:style-name="P6">&lt;p&gt;{{formulario.value.nome}}&lt;/p&gt;</text:p>
      <text:p text:style-name="P6">&lt;p&gt;{{formulario.value.cidade}}&lt;/p&gt;</text:p>
      <text:p text:style-name="P6"/>
      <text:p text:style-name="P6">&lt;form [formGroup]="formulario"&gt;</text:p>
      <text:p text:style-name="P6"><text:s text:c="4"/>&lt;input type="text" formControlName="nome"&gt;</text:p>
      <text:p text:style-name="P6"><text:s text:c="4"/>&lt;input type="text" formControlName="cidade"&gt;</text:p>
      <text:p text:style-name="P6"><text:soft-page-break/>&lt;/form&gt;</text:p>
      <text:h text:style-name="P1" text:outline-level="1">21 - Apresentação do projeto</text:h>
      <text:p text:style-name="P6">Olá pessoal, na vigésima primeira aula do treinamento de Angular 17, irei explicar sobre nosso projeto dessa primeira etapa do treinamento.</text:p>
      <text:p text:style-name="P6">Criaremos um CRUD, projeto com as características:</text:p>
      <text:list text:style-name="L17">
        <text:list-item>
          <text:p text:style-name="P27">Create: Inserir dados</text:p>
        </text:list-item>
        <text:list-item>
          <text:p text:style-name="P27">Rread: Ler informações</text:p>
        </text:list-item>
        <text:list-item>
          <text:p text:style-name="P27">Update: Atualizar registros</text:p>
        </text:list-item>
        <text:list-item>
          <text:p text:style-name="P27">Delete: Remover dados</text:p>
        </text:list-item>
      </text:list>
      <text:h text:style-name="P1" text:outline-level="1">22 - Criar componente do projeto</text:h>
      <text:p text:style-name="P6">Olá pessoal, na vigésima segunda aula do treinamento de Angular 17, iremos criar nosso componente para o projeto.</text:p>
      <text:p text:style-name="P6">No terminal do Visual Studio Code, utilize o seguinte comando: ng g c componente11.</text:p>
      <text:p text:style-name="P6">Nesta aula faremos apenas a criação do componente.</text:p>
      <text:h text:style-name="P1" text:outline-level="1">23 - Configurando StrictNullChecks</text:h>
      <text:p text:style-name="P6">Olá pessoal, na vigésima terceira aula do treinamento de Angular 17, iremos realizar uma pequena configuração na linguagem TypeScript.</text:p>
      <text:p text:style-name="P6">No decorrer do nosso projeto, teremos que criar variáveis e objetos e não especificar um valor inicial. Vale lembrar que no TypeScript é necessário informar um valor de incialiação.</text:p>
      <text:p text:style-name="P6">Para conseguirmos flexibilizar o uso de variáveis e objetos sem inicialização, basta procurar o arquivo tsconfig.json e adicione o comando: "strictNullChecks": false.</text:p>
      <text:h text:style-name="P1" text:outline-level="1">24 - Criar formulário</text:h>
      <text:p text:style-name="P6">Olá pessoal, na vigésima quarta aula do treinamento de Angular 17, iremos implementar nosso formulário.</text:p>
      <text:p text:style-name="P6">Começamos pela estrutura no arquivo HTML:</text:p>
      <text:p text:style-name="P6">&lt;!-- FORMULÁRIO --&gt;</text:p>
      <text:p text:style-name="P6">&lt;form&gt;</text:p>
      <text:p text:style-name="P6"><text:s text:c="4"/>&lt;input type="text" <text:s text:c="2"/>name="nome" <text:s text:c="3"/>placeholder="Nome" <text:s text:c="3"/>class="form-control"&gt;</text:p>
      <text:p text:style-name="P6"><text:s text:c="4"/>&lt;input type="number" name="idade" <text:s text:c="2"/>placeholder="Idade" <text:s text:c="2"/>class="form-control"&gt;</text:p>
      <text:p text:style-name="P6"><text:s text:c="4"/>&lt;input type="text" <text:s text:c="2"/>name="cidade" <text:s/>placeholder="Cidade" <text:s/>class="form-control"&gt;</text:p>
      <text:p text:style-name="P6"/>
      <text:p text:style-name="P6"><text:s text:c="4"/>&lt;input type="button" value="Cadastrar" class="btn btn-primary"&gt;</text:p>
      <text:p text:style-name="P6"><text:s text:c="4"/>&lt;input type="button" value="Alterar" <text:s text:c="2"/>class="btn btn-primary"&gt;</text:p>
      <text:p text:style-name="P6"><text:s text:c="4"/>&lt;input type="button" value="Remover" <text:s text:c="2"/>class="btn btn-primary"&gt;</text:p>
      <text:p text:style-name="P6"><text:s text:c="4"/>&lt;input type="button" value="Cancelar" <text:s/>class="btn btn-primary"&gt;</text:p>
      <text:p text:style-name="P6">&lt;/form&gt;</text:p>
      <text:p text:style-name="P6"><text:soft-page-break/>No arquivo CSS cria a seguinte estrutura:</text:p>
      <text:p text:style-name="P6">form{</text:p>
      <text:p text:style-name="P6"><text:s text:c="4"/>width: 500px;</text:p>
      <text:p text:style-name="P6"><text:s text:c="4"/>margin: 30px auto;</text:p>
      <text:p text:style-name="P6"><text:s text:c="4"/>text-align: center;</text:p>
      <text:p text:style-name="P6">}</text:p>
      <text:p text:style-name="P6"/>
      <text:p text:style-name="P6">input{</text:p>
      <text:p text:style-name="P6"><text:s text:c="4"/>margin-bottom: 10px;</text:p>
      <text:p text:style-name="P6">}</text:p>
      <text:p text:style-name="P6"/>
      <text:p text:style-name="P6">input[type="button"]{</text:p>
      <text:p text:style-name="P6"><text:s text:c="4"/>margin-left: 5px;</text:p>
      <text:p text:style-name="P6"><text:s text:c="4"/>margin-right: 5px;</text:p>
      <text:p text:style-name="P6">}</text:p>
      <text:h text:style-name="P1" text:outline-level="1">25 - Criar tabela</text:h>
      <text:p text:style-name="P6">Olá pessoal, na vigésima quinta aula do treinamento de Angular 17, iremos implementar nossa tabela.</text:p>
      <text:p text:style-name="P6">Começamos pela estrutura no arquivo HTML:</text:p>
      <text:p text:style-name="P6">&lt;!-- TABELA --&gt;</text:p>
      <text:p text:style-name="P6">&lt;table class="table table-striped"&gt;</text:p>
      <text:p text:style-name="P6"><text:s text:c="4"/>&lt;thead&gt;</text:p>
      <text:p text:style-name="P6"><text:s text:c="8"/>&lt;tr&gt;</text:p>
      <text:p text:style-name="P6"><text:s text:c="12"/>&lt;th&gt;#&lt;/th&gt;</text:p>
      <text:p text:style-name="P6"><text:s text:c="12"/>&lt;th&gt;Nome&lt;/th&gt;</text:p>
      <text:p text:style-name="P6"><text:s text:c="12"/>&lt;th&gt;Idade&lt;/th&gt;</text:p>
      <text:p text:style-name="P6"><text:s text:c="12"/>&lt;th&gt;Cidade&lt;/th&gt;</text:p>
      <text:p text:style-name="P6"><text:s text:c="12"/>&lt;th&gt;Selecionar&lt;/th&gt;</text:p>
      <text:p text:style-name="P6"><text:s text:c="8"/>&lt;/tr&gt;</text:p>
      <text:p text:style-name="P6"><text:s text:c="4"/>&lt;/thead&gt;</text:p>
      <text:p text:style-name="P6"/>
      <text:p text:style-name="P6"><text:s text:c="4"/>&lt;tbody&gt;</text:p>
      <text:p text:style-name="P6"><text:s text:c="8"/>&lt;tr&gt;</text:p>
      <text:p text:style-name="P6"><text:s text:c="12"/>&lt;td&gt;&lt;/td&gt;</text:p>
      <text:p text:style-name="P6"><text:s text:c="12"/>&lt;td&gt;&lt;/td&gt;</text:p>
      <text:p text:style-name="P6"><text:s text:c="12"/>&lt;td&gt;&lt;/td&gt;</text:p>
      <text:p text:style-name="P6"><text:s text:c="12"/>&lt;td&gt;&lt;/td&gt;</text:p>
      <text:p text:style-name="P6"><text:s text:c="12"/>&lt;td&gt;&lt;button class="btn btn-primary"&gt;Selecionar&lt;/button&gt;&lt;/td&gt;</text:p>
      <text:p text:style-name="P6"><text:s text:c="8"/>&lt;/tr&gt;</text:p>
      <text:p text:style-name="P6"><text:s text:c="4"/>&lt;/tbody&gt;</text:p>
      <text:p text:style-name="P6">&lt;/table&gt;</text:p>
      <text:h text:style-name="P1" text:outline-level="1"><text:soft-page-break/>26 - Implementar formulário reativo</text:h>
      <text:p text:style-name="P6">Olá pessoal, na vigésima sexta aula do treinamento de Angular 17, iremos implementar o formulário reativo.</text:p>
      <text:p text:style-name="P6">Começamos pela estrutura no arquivo HTML:</text:p>
      <text:p text:style-name="P6">&lt;!-- FORMULÁRIO --&gt;</text:p>
      <text:p text:style-name="P6">&lt;form [formGroup]="formulario"&gt;</text:p>
      <text:p text:style-name="P6"><text:s text:c="4"/>&lt;input type="text" <text:s text:c="2"/>name="nome" <text:s text:c="6"/>placeholder="Nome" <text:s text:c="3"/>formControlName="nome" <text:s text:c="2"/>class="form-control"&gt;</text:p>
      <text:p text:style-name="P6"><text:s text:c="4"/>&lt;input type="number" name="idade" <text:s text:c="5"/>placeholder="Idade" <text:s text:c="2"/>formControlName="idade" <text:s/>class="form-control"&gt;</text:p>
      <text:p text:style-name="P6"><text:s text:c="4"/>&lt;input type="text" <text:s text:c="2"/>name="cidade" <text:s text:c="4"/>placeholder="Cidade" <text:s/>formControlName="cidade" class="form-control"&gt;</text:p>
      <text:p text:style-name="P6"><text:s text:c="4"/>&lt;input type="button" value="Cadastrar" class="btn btn-primary"&gt;</text:p>
      <text:p text:style-name="P6"><text:s text:c="4"/>&lt;input type="button" value="Alterar" <text:s text:c="2"/>class="btn btn-primary"&gt;</text:p>
      <text:p text:style-name="P6"><text:s text:c="4"/>&lt;input type="button" value="Remover" <text:s text:c="2"/>class="btn btn-primary"&gt;</text:p>
      <text:p text:style-name="P6"><text:s text:c="4"/>&lt;input type="button" value="Cancelar" <text:s/>class="btn btn-primary"&gt;</text:p>
      <text:p text:style-name="P6">&lt;/form&gt;</text:p>
      <text:p text:style-name="P6">No arquivo TypeScript, teremos o seguinte código:</text:p>
      <text:p text:style-name="P6">// Objeto de formulário</text:p>
      <text:p text:style-name="P6"><text:s text:c="2"/>formulario = new FormGroup({</text:p>
      <text:p text:style-name="P6"><text:s text:c="4"/>nome <text:s text:c="2"/>: new FormControl(''),</text:p>
      <text:p text:style-name="P6"><text:s text:c="4"/>idade <text:s/>: new FormControl(null),</text:p>
      <text:p text:style-name="P6"><text:s text:c="4"/>cidade : new FormControl('')</text:p>
      <text:p text:style-name="P6"><text:s text:c="2"/>});</text:p>
      <text:h text:style-name="P1" text:outline-level="1">27 - Validators</text:h>
      <text:p text:style-name="P6">Olá pessoal, na vigésima sétima aula do treinamento de Angular 17, iremos implementar a validação do nosso formulário reativo.</text:p>
      <text:p text:style-name="P6">Vamos implementar o formulário reativo do nosso arquivo TypeScript:</text:p>
      <text:p text:style-name="P6">// Objeto de formulário</text:p>
      <text:p text:style-name="P6"><text:s text:c="2"/>formulario = new FormGroup({</text:p>
      <text:p text:style-name="P6"><text:s text:c="4"/>nome <text:s text:c="2"/>: new FormControl('', [Validators.required, <text:s text:c="2"/>Validators.minLength(3)]),</text:p>
      <text:p text:style-name="P6"><text:s text:c="4"/>idade <text:s/>: new FormControl(null, [Validators.required, Validators.min(0), Validators.max(120)]),</text:p>
      <text:p text:style-name="P6"><text:s text:c="4"/>cidade : new FormControl('', [Validators.required, <text:s text:c="2"/>Validators.minLength(3)])</text:p>
      <text:p text:style-name="P6"><text:s text:c="2"/>});</text:p>
      <text:h text:style-name="P1" text:outline-level="1">28 - Criar modelo de pessoa</text:h>
      <text:p text:style-name="P6">Olá pessoal, na vigésima oitava aula do treinamento de Angular 17, iremos criar nosso modelo de pessoa.</text:p>
      <text:p text:style-name="P6">Crie uma pasta chamada modelo, dentro dela teremos um arquivo chamado Pessoa.ts com a seguinte estrutura:</text:p>
      <text:p text:style-name="P6">export class Pessoa{</text:p>
      <text:p text:style-name="P6"><text:soft-page-break/></text:p>
      <text:p text:style-name="P6"><text:s text:c="4"/>nome:string;</text:p>
      <text:p text:style-name="P6"><text:s text:c="4"/>idade:number;</text:p>
      <text:p text:style-name="P6"><text:s text:c="4"/>cidade:string;</text:p>
      <text:p text:style-name="P6"/>
      <text:p text:style-name="P6">}</text:p>
      <text:h text:style-name="P1" text:outline-level="1">29 - Mensagens de validação</text:h>
      <text:p text:style-name="P6">Olá pessoal, na vigésima nona aula do treinamento de Angular 17, iremos implementar as mensagens de validação.</text:p>
      <text:p text:style-name="P6">No arquivo HTML, nosso formulário terá a seguinte estrutura:</text:p>
      <text:p text:style-name="P6">&lt;!-- FORMULÁRIO --&gt;</text:p>
      <text:p text:style-name="P6">&lt;form [formGroup]="formulario"&gt;</text:p>
      <text:p text:style-name="P6"><text:s text:c="4"/></text:p>
      <text:p text:style-name="P6"><text:s text:c="4"/>&lt;!-- VALIDAÇÕES --&gt;</text:p>
      <text:p text:style-name="P6"><text:s text:c="4"/>@if (formulario.get('nome').hasError('required') &amp;&amp; formulario.get('nome').touched) {</text:p>
      <text:p text:style-name="P6"><text:s text:c="8"/>&lt;p class="alert alert-warning"&gt;O campo nome precisa ser preenchido.&lt;/p&gt;</text:p>
      <text:p text:style-name="P6"><text:s text:c="4"/>}</text:p>
      <text:p text:style-name="P6"/>
      <text:p text:style-name="P6"><text:s text:c="4"/>@if (formulario.get('nome').hasError('minlength') &amp;&amp; formulario.get('nome').touched) {</text:p>
      <text:p text:style-name="P6"><text:s text:c="8"/>&lt;p class="alert alert-warning"&gt;O campo nome precisa ter pelo menos três caracteres.&lt;/p&gt;</text:p>
      <text:p text:style-name="P6"><text:s text:c="4"/>}</text:p>
      <text:p text:style-name="P6"><text:s text:c="4"/></text:p>
      <text:p text:style-name="P6"><text:s text:c="4"/>@if (formulario.get('idade').hasError('required') &amp;&amp; formulario.get('idade').touched) {</text:p>
      <text:p text:style-name="P6"><text:s text:c="8"/>&lt;p class="alert alert-warning"&gt;O campo idade precisa ser preenchido.&lt;/p&gt;</text:p>
      <text:p text:style-name="P6"><text:s text:c="4"/>}</text:p>
      <text:p text:style-name="P6"><text:s text:c="4"/></text:p>
      <text:p text:style-name="P6"><text:s text:c="4"/>@if (formulario.get('idade').hasError('min') &amp;&amp; formulario.get('idade').touched) {</text:p>
      <text:p text:style-name="P6"><text:s text:c="8"/>&lt;p class="alert alert-warning"&gt;A idade mínima é 0.&lt;/p&gt;</text:p>
      <text:p text:style-name="P6"><text:s text:c="4"/>}</text:p>
      <text:p text:style-name="P6"><text:s text:c="4"/></text:p>
      <text:p text:style-name="P6"><text:s text:c="4"/>@if (formulario.get('idade').hasError('max') &amp;&amp; formulario.get('idade').touched) {</text:p>
      <text:p text:style-name="P6"><text:s text:c="8"/>&lt;p class="alert alert-warning"&gt;A idade máxima é 120.&lt;/p&gt;</text:p>
      <text:p text:style-name="P6"><text:s text:c="4"/>}</text:p>
      <text:p text:style-name="P6"/>
      <text:p text:style-name="P6"><text:s text:c="4"/>@if (formulario.get('cidade').hasError('required') &amp;&amp; formulario.get('cidade').touched) {</text:p>
      <text:p text:style-name="P6"><text:s text:c="8"/>&lt;p class="alert alert-warning"&gt;O campo cidade precisa ser preenchido.&lt;/p&gt;</text:p>
      <text:p text:style-name="P6"><text:s text:c="4"/>}</text:p>
      <text:p text:style-name="P6"/>
      <text:p text:style-name="P6"><text:s text:c="4"/>@if (formulario.get('cidade').hasError('minlength') &amp;&amp; formulario.get('cidade').touched) {</text:p>
      <text:p text:style-name="P6"><text:s text:c="8"/>&lt;p class="alert alert-warning"&gt;O campo cidade precisa ter pelo menos três caracteres.&lt;/p&gt;</text:p>
      <text:p text:style-name="P6"><text:s text:c="4"/>}</text:p>
      <text:p text:style-name="P6"><text:soft-page-break/></text:p>
      <text:p text:style-name="P6"><text:s text:c="4"/>&lt;!-- INPUTS --&gt;</text:p>
      <text:p text:style-name="P6"><text:s text:c="4"/>&lt;input type="text" <text:s text:c="2"/>name="nome" <text:s text:c="6"/>placeholder="Nome" <text:s text:c="3"/>formControlName="nome" <text:s text:c="2"/>class="form-control"&gt;</text:p>
      <text:p text:style-name="P6"><text:s text:c="4"/>&lt;input type="number" name="idade" <text:s text:c="5"/>placeholder="Idade" <text:s text:c="2"/>formControlName="idade" <text:s/>class="form-control"&gt;</text:p>
      <text:p text:style-name="P6"><text:s text:c="4"/>&lt;input type="text" <text:s text:c="2"/>name="cidade" <text:s text:c="4"/>placeholder="Cidade" <text:s/>formControlName="cidade" class="form-control"&gt;</text:p>
      <text:p text:style-name="P6"><text:s text:c="4"/>&lt;input type="button" value="Cadastrar" class="btn btn-primary"&gt;</text:p>
      <text:p text:style-name="P6"><text:s text:c="4"/>&lt;input type="button" value="Alterar" <text:s text:c="2"/>class="btn btn-primary"&gt;</text:p>
      <text:p text:style-name="P6"><text:s text:c="4"/>&lt;input type="button" value="Remover" <text:s text:c="2"/>class="btn btn-primary"&gt;</text:p>
      <text:p text:style-name="P6"><text:s text:c="4"/>&lt;input type="button" value="Cancelar" <text:s/>class="btn btn-primary"&gt;</text:p>
      <text:p text:style-name="P6">&lt;/form&gt;</text:p>
      <text:h text:style-name="P1" text:outline-level="1">30 - Propriedade disabled</text:h>
      <text:p text:style-name="P6">Olá pessoal, na trigésima aula do treinamento de Angular 17, iremos implementar as mensagens de validação.</text:p>
      <text:p text:style-name="P6">No arquivo HTML, iremos implementar os botões de cadastro e alteração com a seguinte estrutura:</text:p>
      <text:p text:style-name="P6">[disabled]="formulario.get('nome').hasError('required') </text:p>
      <text:p text:style-name="P6">||</text:p>
      <text:p text:style-name="P6">formulario.get('nome').hasError('minlength')</text:p>
      <text:p text:style-name="P6">||</text:p>
      <text:p text:style-name="P6">formulario.get('idade').hasError('required') </text:p>
      <text:p text:style-name="P6">|| </text:p>
      <text:p text:style-name="P6">formulario.get('nome').hasError('min') </text:p>
      <text:p text:style-name="P6">||</text:p>
      <text:p text:style-name="P6">formulario.get('nome').hasError('max') </text:p>
      <text:p text:style-name="P6">||</text:p>
      <text:p text:style-name="P6">formulario.get('cidade').hasError('required') </text:p>
      <text:p text:style-name="P6">|| </text:p>
      <text:p text:style-name="P6">formulario.get('cidade').hasError('minlength')"</text:p>
      <text:h text:style-name="P1" text:outline-level="1">31 - Visibilidade de botões</text:h>
      <text:p text:style-name="P6">Olá pessoal, na trigésima primeira aula do treinamento de Angular 17, iremos implementar a visilidade dos nossos botões.</text:p>
      <text:p text:style-name="P6">No arquivo TypeScript, crie uma variável: btnCadastrar:boolean = true;</text:p>
      <text:p text:style-name="P6">Já no arquivo HTML, teremos nossos botões com a seguinte estrutura:</text:p>
      <text:p text:style-name="P6">&lt;!-- INPUTS --&gt;</text:p>
      <text:p text:style-name="P6"><text:s text:c="4"/>&lt;input type="text" <text:s text:c="2"/>name="nome" <text:s text:c="6"/>placeholder="Nome" <text:s text:c="3"/>formControlName="nome" <text:s text:c="2"/>class="form-control"&gt;</text:p>
      <text:p text:style-name="P6"><text:s text:c="4"/>&lt;input type="number" name="idade" <text:s text:c="5"/>placeholder="Idade" <text:s text:c="2"/>formControlName="idade" <text:s/>class="form-control"&gt;</text:p>
      <text:p text:style-name="P6"><text:soft-page-break/><text:s text:c="4"/>&lt;input type="text" <text:s text:c="2"/>name="cidade" <text:s text:c="4"/>placeholder="Cidade" <text:s/>formControlName="cidade" class="form-control"&gt;</text:p>
      <text:p text:style-name="P6"><text:s text:c="4"/>&lt;input type="button" value="Cadastrar" *ngIf="btnCadastrar" <text:s/>class="btn btn-primary"&gt;</text:p>
      <text:p text:style-name="P6"><text:s text:c="4"/>&lt;input type="button" value="Alterar" <text:s text:c="2"/>*ngIf="!btnCadastrar" class="btn btn-primary"&gt;</text:p>
      <text:p text:style-name="P6"><text:s text:c="4"/>&lt;input type="button" value="Remover" <text:s text:c="2"/>*ngIf="!btnCadastrar" class="btn btn-primary"&gt;</text:p>
      <text:p text:style-name="P6"><text:s text:c="4"/>&lt;input type="button" value="Cancelar" <text:s/>*ngIf="!btnCadastrar" class="btn btn-primary"&gt;</text:p>
      <text:p text:style-name="P6">Observação: O disabled implementado na última aula foi removido do código acima para facilitar a visualização. Mantenha a função nos botões de cadastro e alteração.</text:p>
      <text:h text:style-name="P1" text:outline-level="1">32 - Criar vetor</text:h>
      <text:p text:style-name="P6">Olá pessoal, na trigésima segunda aula do treinamento de Angular 17, iremos criar nosso vetor de pessoa.</text:p>
      <text:p text:style-name="P6">No arquivo TypeScript, crie uma variável: vetor:Pessoa[] = [];</text:p>
      <text:h text:style-name="P1" text:outline-level="1">33 - Função de cadastro</text:h>
      <text:p text:style-name="P6">Olá pessoal, na trigésima terceira aula do treinamento de Angular 17, iremos implementar a função de cadastro.</text:p>
      <text:p text:style-name="P6">No arquivo HTML, implemente a função de clique no botão de cadastro: &lt; input type="button" value="Cadastrar" *ngIf="btnCadastrar" (click)="cadastrar()"&gt;</text:p>
      <text:p text:style-name="P6">Já no arquivo TypeScript, iremos criar a seguinte função:</text:p>
      <text:p text:style-name="P6">// Função de cadastro</text:p>
      <text:p text:style-name="P6"><text:s text:c="2"/>cadastrar(){</text:p>
      <text:p text:style-name="P6"/>
      <text:p text:style-name="P6"><text:s text:c="4"/>// Cadastro no vetor</text:p>
      <text:p text:style-name="P6"><text:s text:c="4"/>this.vetor.push(this.formulario.value as Pessoa);</text:p>
      <text:p text:style-name="P6"/>
      <text:p text:style-name="P6"><text:s text:c="4"/>// Limpeza dos inputs</text:p>
      <text:p text:style-name="P6"><text:s text:c="4"/>this.formulario.reset();</text:p>
      <text:p text:style-name="P6"/>
      <text:p text:style-name="P6"><text:s text:c="4"/>// Visualização via console</text:p>
      <text:p text:style-name="P6"><text:s text:c="5"/>console.table(this.vetor);</text:p>
      <text:p text:style-name="P6"/>
      <text:p text:style-name="P6"><text:s text:c="2"/>}</text:p>
      <text:h text:style-name="P1" text:outline-level="1">34 - Função de listagem</text:h>
      <text:p text:style-name="P6">Olá pessoal, na trigésima quarta aula do treinamento de Angular 17, iremos implementar a funcionalidade de listagem de pessoas.</text:p>
      <text:p text:style-name="P6">No arquivo HTML iremos implementar a seguinte estrutura na nossa tabela:</text:p>
      <text:p text:style-name="P6">&lt;!-- TABELA --&gt;</text:p>
      <text:p text:style-name="P6">&lt;table class="table table-striped"&gt;</text:p>
      <text:p text:style-name="P6"><text:s text:c="4"/>&lt;thead&gt;</text:p>
      <text:p text:style-name="P6"><text:s text:c="8"/>&lt;tr&gt;</text:p>
      <text:p text:style-name="P6"><text:soft-page-break/><text:s text:c="12"/>&lt;th&gt;#&lt;/th&gt;</text:p>
      <text:p text:style-name="P6"><text:s text:c="12"/>&lt;th&gt;Nome&lt;/th&gt;</text:p>
      <text:p text:style-name="P6"><text:s text:c="12"/>&lt;th&gt;Idade&lt;/th&gt;</text:p>
      <text:p text:style-name="P6"><text:s text:c="12"/>&lt;th&gt;Cidade&lt;/th&gt;</text:p>
      <text:p text:style-name="P6"><text:s text:c="12"/>&lt;th&gt;Selecionar&lt;/th&gt;</text:p>
      <text:p text:style-name="P6"><text:s text:c="8"/>&lt;/tr&gt;</text:p>
      <text:p text:style-name="P6"><text:s text:c="4"/>&lt;/thead&gt;</text:p>
      <text:p text:style-name="P6"/>
      <text:p text:style-name="P6"><text:s text:c="4"/>&lt;tbody&gt;</text:p>
      <text:p text:style-name="P6"><text:s text:c="8"/>&lt;tr *ngFor="let v of vetor; let indice = index"&gt;</text:p>
      <text:p text:style-name="P6"><text:s text:c="12"/>&lt;td&gt;{{indice+1}}&lt;/td&gt;</text:p>
      <text:p text:style-name="P6"><text:s text:c="12"/>&lt;td&gt;{{v.nome}}&lt;/td&gt;</text:p>
      <text:p text:style-name="P6"><text:s text:c="12"/>&lt;td&gt;{{v.idade}}&lt;/td&gt;</text:p>
      <text:p text:style-name="P6"><text:s text:c="12"/>&lt;td&gt;{{v.cidade}}&lt;/td&gt;</text:p>
      <text:p text:style-name="P6"><text:s text:c="12"/>&lt;td&gt;&lt;button class="btn btn-primary"&gt;Selecionar&lt;/button&gt;&lt;/td&gt;</text:p>
      <text:p text:style-name="P6"><text:s text:c="8"/>&lt;/tr&gt;</text:p>
      <text:p text:style-name="P6"><text:s text:c="4"/>&lt;/tbody&gt;</text:p>
      <text:p text:style-name="P6">&lt;/table&gt;</text:p>
      <text:h text:style-name="P1" text:outline-level="1">35 - Função de seleção</text:h>
      <text:p text:style-name="P6">Olá pessoal, na trigésima quinta aula do treinamento de Angular 17, iremos implementar a funcionalidade de seleção de pessoas.</text:p>
      <text:p text:style-name="P6">No arquivo HTML iremos implementar nosso botão, chamando a função de seleção: &lt; button class="btn btn-primary" (click)="selecionar(indice)"&gt;Selecionar:</text:p>
      <text:p text:style-name="P6">No arquvivo TypeScript teremos o seguinte código:</text:p>
      <text:p text:style-name="P6"><text:s text:c="2"/>// Função de seleção</text:p>
      <text:p text:style-name="P6"><text:s text:c="2"/>selecionar(indice:number){</text:p>
      <text:p text:style-name="P6"/>
      <text:p text:style-name="P6"><text:s text:c="4"/>// Atribuir o índice da pessoa</text:p>
      <text:p text:style-name="P6"><text:s text:c="4"/>this.indice = indice;</text:p>
      <text:p text:style-name="P6"/>
      <text:p text:style-name="P6"><text:s text:c="4"/>// Atribuir os dados da pessoa no formulário</text:p>
      <text:p text:style-name="P6"><text:s text:c="4"/>this.formulario.setValue({</text:p>
      <text:p text:style-name="P6"><text:s text:c="6"/>nome <text:s/>: this.vetor[indice].nome,</text:p>
      <text:p text:style-name="P6"><text:s text:c="6"/>idade : this.vetor[indice].idade,</text:p>
      <text:p text:style-name="P6"><text:s text:c="6"/>cidade: this.vetor[indice].cidade</text:p>
      <text:p text:style-name="P6"><text:s text:c="4"/>});</text:p>
      <text:p text:style-name="P6"/>
      <text:p text:style-name="P6"><text:s text:c="4"/>// Visibilidade dos botões</text:p>
      <text:p text:style-name="P6"><text:s text:c="4"/>this.btnCadastrar = false;</text:p>
      <text:p text:style-name="P6"/>
      <text:p text:style-name="P6"><text:s text:c="2"/>}</text:p>
      <text:h text:style-name="P1" text:outline-level="1"><text:soft-page-break/>36 - Função de alteração</text:h>
      <text:p text:style-name="P6">Olá pessoal, na trigésima sexta aula do treinamento de Angular 17, iremos implementar a função de alteração.</text:p>
      <text:p text:style-name="P6">No arquivo HTML, implemente a função de clique no botão de alteração: &lt; input type="button" value="Alterar" *ngIf="!btnCadastrar" (click)="alterar()"&gt;</text:p>
      <text:p text:style-name="P6">Já no arquivo TypeScript, iremos criar a seguinte função:</text:p>
      <text:p text:style-name="P6">// Função de alteração</text:p>
      <text:p text:style-name="P6"><text:s text:c="2"/>alterar(){</text:p>
      <text:p text:style-name="P6"/>
      <text:p text:style-name="P6"><text:s text:c="4"/>// Alterar vetor</text:p>
      <text:p text:style-name="P6"><text:s text:c="4"/>this.vetor[this.indice] = this.formulario.value as Pessoa;</text:p>
      <text:p text:style-name="P6"/>
      <text:p text:style-name="P6"><text:s text:c="4"/>// Limpar os inputs</text:p>
      <text:p text:style-name="P6"><text:s text:c="4"/>this.formulario.reset();</text:p>
      <text:p text:style-name="P6"/>
      <text:p text:style-name="P6"><text:s text:c="4"/>// Visibilidade dos botões</text:p>
      <text:p text:style-name="P6"><text:s text:c="4"/>this.btnCadastrar = true;</text:p>
      <text:p text:style-name="P6"/>
      <text:p text:style-name="P6"><text:s text:c="2"/>}</text:p>
      <text:h text:style-name="P1" text:outline-level="1">37 - Função de remoção</text:h>
      <text:p text:style-name="P6">Olá pessoal, na trigésima sétima aula do treinamento de Angular 17, iremos implementar a função de remoção.</text:p>
      <text:p text:style-name="P6">No arquivo HTML, implemente a função de clique no botão de remoção: &lt; input type="button" value="Remover" *ngIf="!btnCadastrar" (click)="remover()"&gt;</text:p>
      <text:p text:style-name="P6">Já no arquivo TypeScript, iremos criar a seguinte função:</text:p>
      <text:p text:style-name="P6">// Função de remoção</text:p>
      <text:p text:style-name="P6"><text:s text:c="2"/>remover(){</text:p>
      <text:p text:style-name="P6"/>
      <text:p text:style-name="P6"><text:s text:c="4"/>// Removendo pessoa do vetor</text:p>
      <text:p text:style-name="P6"><text:s text:c="4"/>this.vetor.splice(this.indice, 1);</text:p>
      <text:p text:style-name="P6"/>
      <text:p text:style-name="P6"><text:s text:c="4"/>// Limpeza dos inputs</text:p>
      <text:p text:style-name="P6"><text:s text:c="4"/>this.formulario.reset();</text:p>
      <text:p text:style-name="P6"/>
      <text:p text:style-name="P6"><text:s text:c="4"/>// Visibilidade dos botões</text:p>
      <text:p text:style-name="P6"><text:s text:c="4"/>this.btnCadastrar = true;</text:p>
      <text:p text:style-name="P6"/>
      <text:p text:style-name="P6"><text:s text:c="2"/>}</text:p>
      <text:h text:style-name="P1" text:outline-level="1">38 - Função para cancelar</text:h>
      <text:p text:style-name="P6">Olá pessoal, na trigésima oitava aula do treinamento de Angular 17, iremos implementar a função para cancelar.</text:p>
      <text:p text:style-name="P6"><text:soft-page-break/>No arquivo HTML, implemente a função de clique no botão para cancelar: &lt; input type="button" value="Cancelar" *ngIf="!btnCadastrar" (click)="cancelar()"&gt;</text:p>
      <text:p text:style-name="P6">Já no arquivo TypeScript, iremos criar a seguinte função:</text:p>
      <text:p text:style-name="P6">// Função de cancelamento</text:p>
      <text:p text:style-name="P6"><text:s text:c="2"/>cancelar(){</text:p>
      <text:p text:style-name="P6"/>
      <text:p text:style-name="P6"><text:s text:c="4"/>// Limpeza dos inputs</text:p>
      <text:p text:style-name="P6"><text:s text:c="4"/>this.formulario.reset();</text:p>
      <text:p text:style-name="P6"/>
      <text:p text:style-name="P6"><text:s text:c="4"/>// Visibilidade dos botões</text:p>
      <text:p text:style-name="P6"><text:s text:c="4"/>this.btnCadastrar = true;</text:p>
      <text:p text:style-name="P6"/>
      <text:p text:style-name="P6"><text:s text:c="2"/>}</text:p>
      <text:h text:style-name="P8" text:outline-level="1">39 - Considerações</text:h>
      <text:p text:style-name="P6">Olá pessoal, na trigésima nona aula do treinamento de Angular 17, faço algumas considerações sobre nosso treinamento.</text:p>
      <text:p text:style-name="P6">O treinamento continua para os membros, se tiver interesse o investimento é a partir de R$7,99 por mês e você pode cancelar a qualquer momento.</text:p>
      <text:p text:style-name="P6">Além de você aprender mais sobre o Angular, ajuda muito o canal ;)</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3:22:23.695000000</meta:creation-date>
    <dc:date>2024-10-22T11:39:55.767000000</dc:date>
    <meta:editing-duration>PT18M8S</meta:editing-duration>
    <meta:editing-cycles>10</meta:editing-cycles>
    <meta:generator>LibreOffice/24.2.0.3$Windows_X86_64 LibreOffice_project/da48488a73ddd66ea24cf16bbc4f7b9c08e9bea1</meta:generator>
    <meta:document-statistic meta:table-count="3" meta:image-count="0" meta:object-count="0" meta:page-count="20" meta:paragraph-count="596" meta:word-count="4008" meta:character-count="29701" meta:non-whitespace-character-count="25253"/>
  </office:meta>
</office:document-meta>
</file>